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2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5.08cm" svg:x="11.16cm" svg:y="1.635cm">
          <text:p text:style-name="P1"><text:span text:style-name="T1">Index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" draw:id="id1" draw:layer="layout" svg:width="5.08cm" svg:height="5.08cm" svg:x="2.27cm" svg:y="3.54cm">
          <text:p text:style-name="P1"><text:span text:style-name="T2">Game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5.715cm" svg:height="5.08cm" svg:x="19.415cm" svg:y="5.445cm">
          <text:p text:style-name="P1"><text:span text:style-name="T2">Song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3" draw:id="id3" draw:layer="layout" svg:width="6.35cm" svg:height="5.715cm" svg:x="10.525cm" svg:y="7.985cm">
          <text:p text:style-name="P1"><text:span text:style-name="T2">Movie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-10.111cm" svg:y1="19.797cm" svg:x2="-6.52cm" svg:y2="21.403cm" svg:d="m-10111 19797v0l3591 1606v0">
          <text:p/>
        </draw:connector>
        <draw:connector draw:style-name="gr2" draw:text-style-name="P1" draw:layer="layout" svg:x1="7.35cm" svg:y1="6.08cm" svg:x2="11.16cm" svg:y2="4.175cm" draw:start-shape="id1" draw:start-glue-point="7" draw:end-shape="id2" draw:end-glue-point="5" svg:d="m7350 6080h1906v-1905h1904">
          <text:p/>
        </draw:connector>
        <draw:connector draw:style-name="gr2" draw:text-style-name="P1" draw:layer="layout" svg:x1="13.7cm" svg:y1="7.985cm" svg:x2="13.7cm" svg:y2="6.715cm" draw:start-shape="id3" draw:start-glue-point="4" draw:end-shape="id2" svg:d="m13700 7985v-1270">
          <text:p/>
        </draw:connector>
        <draw:connector draw:style-name="gr2" draw:text-style-name="P1" draw:layer="layout" svg:x1="22.272cm" svg:y1="5.445cm" svg:x2="16.24cm" svg:y2="4.175cm" draw:start-shape="id4" draw:start-glue-point="4" draw:end-shape="id2" draw:end-glue-point="7" svg:d="m22272 5445v-1270h-6032">
          <text:p/>
        </draw:connector>
        <draw:custom-shape draw:style-name="gr3" draw:text-style-name="P3" xml:id="id5" draw:id="id5" draw:layer="layout" svg:width="4.445cm" svg:height="3.81cm" svg:x="7.985cm" svg:y="14.97cm">
          <text:p text:style-name="P1"><text:span text:style-name="T2">Comedy</text:span></text:p>
          <text:p text:style-name="P1"><text:span text:style-name="T2">ac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10.842cm" svg:x2="7.985cm" svg:y2="16.875cm" draw:start-shape="id3" draw:start-glue-point="5" draw:end-shape="id5" svg:d="m10525 10842h-3042v6033h502">
          <text:p/>
        </draw:connector>
        <draw:custom-shape draw:style-name="gr3" draw:text-style-name="P1" xml:id="id7" draw:id="id7" draw:layer="layout" svg:width="3.81cm" svg:height="3.175cm" svg:x="22.59cm" svg:y="11.16cm">
          <text:p text:style-name="P1"><text:span text:style-name="T2">Disco </text:span></text:p>
          <text:p text:style-name="P1"><text:span text:style-name="T2">class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3.81cm" svg:x="1.635cm" svg:y="11.795cm">
          <text:p text:style-name="P1"><text:span text:style-name="T2">Ps3 and xbox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27cm" svg:y1="6.08cm" svg:x2="1.635cm" svg:y2="13.7cm" draw:start-shape="id1" draw:start-glue-point="5" draw:end-shape="id6" svg:d="m2270 6080h-1136v7620h501">
          <text:p/>
        </draw:connector>
        <draw:connector draw:style-name="gr5" draw:text-style-name="P1" draw:layer="layout" svg:x1="22.272cm" svg:y1="10.525cm" svg:x2="22.59cm" svg:y2="12.747cm" draw:start-shape="id4" draw:start-glue-point="6" draw:end-shape="id7" draw:end-glue-point="3" svg:d="m22272 10525v2222h318">
          <text:p/>
        </draw:connector>
      </draw:page>
      <draw:page draw:name="page2" draw:style-name="dp1" draw:master-page-name="Default">
        <draw:custom-shape draw:style-name="gr6" draw:text-style-name="P1" draw:layer="layout" svg:width="23.495cm" svg:height="3.175cm" svg:x="2.905cm" svg:y="1.635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3.175cm" svg:x="11.795cm" svg:y="5.445cm"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5cm" svg:height="3.175cm" svg:x="11.795cm" svg:y="8.62cm"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5cm" svg:height="3.81cm" svg:x="11.795cm" svg:y="11.795cm"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5cm" svg:height="3.81cm" svg:x="11.795cm" svg:y="15.605cm"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3cm" svg:height="6.985cm" svg:x="17.51cm" svg:y="5.445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3cm" svg:height="6.985cm" svg:x="17.51cm" svg:y="12.43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13.97cm" svg:x="2.905cm" svg:y="5.445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9" draw:layer="layout" svg:width="7.62cm" svg:height="12.338cm" svg:x="3.54cm" svg:y="6.715cm">
          <draw:text-box>
            <text:p text:style-name="P1">TTTTTTTTTTTTTTTTTTEEEEEEEEEEEEEEEEXXXXXXXXXXXXXXXXTTTTTTTTTTTTTTTTTTEEEEEEEEEEEEEEEEXXXXXXXXXXXXXXXXTTTTTTTTTTTTTTTTTTEEEEEEEEEEEEEEEEXXXXXXXXXXXXXXXXTTTTTTTTTTTTTTTTTTEEEEEEEEEEEEEEEEXXXXXXXXXXXXXXXXTTTTTTTTTTTTTTTTTTEEEEEEEEEEEEEEEEXXXXXXXXXXXXXXXXTTTTTTTTTTTTTTTTTTTTTTTTTTTTTTTTTTT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4:53:21</meta:creation-date>
    <dc:date>2012-06-14T14:38:46</dc:date>
    <dc:creator>student </dc:creator>
    <meta:editing-duration>PT1H18M38S</meta:editing-duration>
    <meta:editing-cycles>4</meta:editing-cycles>
    <meta:generator>LibreOffice/3.3$Linux LibreOffice_project/330m19$Build-202</meta:generator>
    <meta:document-statistic meta:object-count="23"/>
  </office:meta>
</office:document-meta>
</file>